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3835f9" officeooo:paragraph-rsid="003835f9"/>
    </style:style>
    <style:style style:name="P11" style:family="paragraph" style:parent-style-name="Standard">
      <style:text-properties officeooo:rsid="00492e01" officeooo:paragraph-rsid="004d0899"/>
    </style:style>
    <style:style style:name="P12" style:family="paragraph" style:parent-style-name="Standard">
      <style:text-properties officeooo:rsid="004b20a5" officeooo:paragraph-rsid="004d0899"/>
    </style:style>
    <style:style style:name="P13" style:family="paragraph" style:parent-style-name="Standard">
      <style:text-properties officeooo:rsid="0037150d" officeooo:paragraph-rsid="0037150d"/>
    </style:style>
    <style:style style:name="P14" style:family="paragraph" style:parent-style-name="Standard">
      <style:text-properties officeooo:rsid="005679a2" officeooo:paragraph-rsid="005679a2"/>
    </style:style>
    <style:style style:name="P15" style:family="paragraph" style:parent-style-name="Heading_20_2">
      <style:text-properties officeooo:rsid="005bdb48" officeooo:paragraph-rsid="005bdb48"/>
    </style:style>
    <style:style style:name="P16" style:family="paragraph" style:parent-style-name="Heading_20_2">
      <style:text-properties officeooo:rsid="00611bfb" officeooo:paragraph-rsid="00611bfb"/>
    </style:style>
    <style:style style:name="T1" style:family="text">
      <style:text-properties officeooo:rsid="0037150d"/>
    </style:style>
    <style:style style:name="T2" style:family="text">
      <style:text-properties officeooo:rsid="00387749"/>
    </style:style>
    <style:style style:name="T3" style:family="text">
      <style:text-properties officeooo:rsid="004b20a5"/>
    </style:style>
    <style:style style:name="T4" style:family="text">
      <style:text-properties officeooo:rsid="00519feb"/>
    </style:style>
    <style:style style:name="T5" style:family="text">
      <style:text-properties officeooo:rsid="0052558e"/>
    </style:style>
    <style:style style:name="T6" style:family="text">
      <style:text-properties officeooo:rsid="0057cca3"/>
    </style:style>
    <style:style style:name="T7" style:family="text">
      <style:text-properties officeooo:rsid="0059ca66"/>
    </style:style>
    <style:style style:name="T8" style:family="text">
      <style:text-properties officeooo:rsid="005f86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nd werden die verschiedenen Arten von NoSql und speziell von <text:span text:style-name="T8">Schlüssel-Wert-Systemen</text:span> beschrieben.</text:p>
      <text:p text:style-name="P3"/>
      <text:p text:style-name="P4">Danach folgt der Vergleich von Redis, Memcached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10">NoSql <text:span text:style-name="T2">Systeme sind</text:span> <text:span text:style-name="T2">keine neue Erfindung</text:span>, <text:span text:style-name="T2">sondern entwickelten sich quasi parallel mit den relationalen Systemen. Der Grund warum erst jetzt NoSql einen so großen Durchbruch erfährt, hängt vor allem mit dem BigData-Gedanken zu sammen. Vor BigData war es üblich die Geschäftsdaten auf wenigen Datenbank-Server zu speichern. Mit der Entwicklung der Sozialen-Netzwerke und der zuhnemenden Vernetzung von Alltagsgegenständen stieg die erzeugte Datenmenge rapide auf Peta-, Exa-Byte Bereich an. Dies hatte zur Folge, dass sich die Geschäftdaten mit herkörmlichen Mitteln nicht mehr effektiv Speichern und verarbeiten liesen und man nach Alternativen gesucht hat, den NoSql-Systemen. Obwohl der NoSql Begriff heute so eine Aktualität besitzt, gibt es keine einheitliche Begriffsdefinition. Vielmehr ist NoSql ähnlich wie AJAX ein Sammelbegriff für verschiedene Technologien und Ideen. Während früher NoSql wörtlich für „no Sql“ stand steht es heute eher für „not only Sql“. Auch ab wann man ein System als NoSql-System zählt, ist nicht klar geregelt. Vielmehr gibt es eine Reihe von Punkten, die ein System erfüllen kann (Liste NoSql Web 2.0 Datenbanken Seite 2). Daraus haben sich die unterschiedlichsten Systeme entwickelt.</text:span></text:p>
      <text:p text:style-name="P4"/>
      <text:h text:style-name="Heading_20_3" text:outline-level="3">Geschichte</text:h>
      <text:p text:style-name="P7"/>
      <text:p text:style-name="P11">Der Ursprung von NoSql ist im Jahr 1979 die von Ken Thompson entwickelte Datenbank DBM<text:span text:style-name="T3">(http://www.gnu.org/software/gdbm/gdbm.html)</text:span>, die bis heute noch von Linux<text:span text:style-name="T3"> verwendet wird. Die ersten NoSql Datenbanken, die heute noch existieren entsanden in den 80er-Jahren, wie Lotus Note, BerkleyDB, GT.M, … .</text:span></text:p>
      <text:p text:style-name="P12">Der Begriff NoSql wurde das erste Mal 1998 von Carlo Strozzi benutz, der eine relationale Datenbank entwickelt hatte jedoch ohne Sql. Der richtige Durchbruch kam allerdings erst im Jahr 2000 mit dem Web 2.0 und den daraus resultierenden Anstieg des Datenvolumens. <text:span text:style-name="T4">Dieser Datenanstieg erforderte neue Methoden zur effizenteren Speicherung und Verarbeitung. Google war dabei der Vorreiter mit seinem Map-/Reduce-Ansatz. Die Idee dabei ist es, eine große Datenmenge in kleinere Pakete aufzuteilen und diese dann unabhängig voneinander zu verarbeiten. Anschließend werden die einzelnen Zwischenergebnisse gesammelt und zu einen Gesammtergebnis zusammengefasst.</text:span> <text:span text:style-name="T5">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die für einen gewissen Einsatzzweck entwickelt wurden. Die Entwicklung der mordernen <text:s/>NoSql-Systemen begann im Jahr 2005 mit Systemen wie Neo4j, Redis, Cassandra, … <text:s/>und hält bis heute noch an.</text:span></text:p>
      <text:h text:style-name="Heading_20_3" text:outline-level="3"><text:soft-page-break/>Arten</text:h>
      <text:p text:style-name="P7"/>
      <text:p text:style-name="P14">Wie oben schon beschrieben existieren die <text:span text:style-name="T6">eine Vielzahl an u</text:span>nterschiedlichsten Systeme. <text:span text:style-name="T7">Dies hat zur Folge, dass es nicht leicht ist das für seinen Anwendungsfall passende System zu finden. Deshalb kam schnell der Gedanke NoSql-Systeme nach bestimmten Kriterien zu sortieren um eine bessere Entscheidung treffen zu können. Schnell entwickelten sich mehrere Kriterien. Die gröbste Einteillung, die man vorgenommen hat, war die Einteillung in Kern-NoSql-Systeme und Soft-NoSql-Systemen. Wobei die Grenze und der Unterschied zwischen den Gruppen nicht klar geregelt ist. (Zu den Soft-NoSql-Systemen zählen Objekt- und XML-Datenbanken. Zu den Kern-NoSql-Systemen gehören dokumentenbasierte Systeme, Schlüssel-Wert-Systeme, graphbasierte Systeme und tupelbasierte Systeme. Dokumentenbasierte Systeme speichern Dokumente bzw. Teile von Dokumenten meist im JSON-Format ab. Bei Schlüssel-Wert-Systemen werden die Daten unter einem eindeutigen Schlüssel abgelegt. Graphbasierte Systeme sind für Baumstrukturen geeignet um schnell Beziehungen zwischen einzelnen Objekten zu finden. Im weiteren Verlauf werden nur noch die Schlüssel-Wert-Systeme betrachtet. oder Definitionsliste)</text:span></text:p>
      <text:p text:style-name="P7"/>
      <text:h text:style-name="P15" text:outline-level="2">Schlüssel-Wert-Systeme</text:h>
      <text:p text:style-name="P7"/>
      <text:h text:style-name="Heading_20_3" text:outline-level="3">Arten</text:h>
      <text:p text:style-name="P7"/>
      <text:h text:style-name="Heading_20_3" text:outline-level="3">Redis</text:h>
      <text:p text:style-name="P7"/>
      <text:h text:style-name="Heading_20_3" text:outline-level="3">Memcached</text:h>
      <text:p text:style-name="P7"/>
      <text:h text:style-name="Heading_20_3" text:outline-level="3">Voldemort</text:h>
      <text:p text:style-name="P6"/>
      <text:h text:style-name="Heading_20_2" text:outline-level="2">Persisten<text:span text:style-name="T1">ze</text:span></text:h>
      <text:p text:style-name="P5"/>
      <text:h text:style-name="Heading_20_3" text:outline-level="3">Redis</text:h>
      <text:p text:style-name="P7"/>
      <text:h text:style-name="Heading_20_3" text:outline-level="3">Memcached</text:h>
      <text:p text:style-name="P7"/>
      <text:h text:style-name="Heading_20_3" text:outline-level="3">Voldemort</text:h>
      <text:p text:style-name="P5"/>
      <text:h text:style-name="P16" text:outline-level="2">Verteilung</text:h>
      <text:p text:style-name="P5"/>
      <text:h text:style-name="Heading_20_3" text:outline-level="3"><text:soft-page-break/>Redis</text:h>
      <text:p text:style-name="P5"/>
      <text:h text:style-name="Heading_20_3" text:outline-level="3">Memcached</text:h>
      <text:p text:style-name="P5"/>
      <text:h text:style-name="Heading_20_3" text:outline-level="3">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3T17:44:22.201775293</dc:date>
    <meta:editing-duration>PT8H40M4S</meta:editing-duration>
    <meta:editing-cycles>38</meta:editing-cycles>
    <meta:document-statistic meta:table-count="0" meta:image-count="0" meta:object-count="0" meta:page-count="3" meta:paragraph-count="23" meta:word-count="618" meta:character-count="4563" meta:non-whitespace-character-count="3966"/>
  </office:meta>
</office:document-meta>
</file>